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4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9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suffix="." style:num-format="1">
        <style:list-level-properties text:space-before="0.25in" text:min-label-width="0.25in"/>
      </text:list-level-style-number>
      <text:list-level-style-number text:level="3" text:style-name="Numbering_20_Symbols" style:num-suffix="." style:num-format="1">
        <style:list-level-properties text:space-before="0.5in" text:min-label-width="0.25in"/>
      </text:list-level-style-number>
      <text:list-level-style-number text:level="4" text:style-name="Numbering_20_Symbols" style:num-suffix="." style:num-format="1">
        <style:list-level-properties text:space-before="0.75in" text:min-label-width="0.25in"/>
      </text:list-level-style-number>
      <text:list-level-style-number text:level="5" text:style-name="Numbering_20_Symbols" style:num-suffix="." style:num-format="1">
        <style:list-level-properties text:space-before="1in" text:min-label-width="0.25in"/>
      </text:list-level-style-number>
      <text:list-level-style-number text:level="6" text:style-name="Numbering_20_Symbols" style:num-suffix="." style:num-format="1">
        <style:list-level-properties text:space-before="1.25in" text:min-label-width="0.25in"/>
      </text:list-level-style-number>
      <text:list-level-style-number text:level="7" text:style-name="Numbering_20_Symbols" style:num-suffix="." style:num-format="1">
        <style:list-level-properties text:space-before="1.5in" text:min-label-width="0.25in"/>
      </text:list-level-style-number>
      <text:list-level-style-number text:level="8" text:style-name="Numbering_20_Symbols" style:num-suffix="." style:num-format="1">
        <style:list-level-properties text:space-before="1.75in" text:min-label-width="0.25in"/>
      </text:list-level-style-number>
      <text:list-level-style-number text:level="9" text:style-name="Numbering_20_Symbols" style:num-suffix="." style:num-format="1">
        <style:list-level-properties text:space-before="2in" text:min-label-width="0.25in"/>
      </text:list-level-style-number>
      <text:list-level-style-number text:level="10" text:style-name="Numbering_20_Symbols" style:num-suffix="." style:num-format="1">
        <style:list-level-properties text:space-before="2.2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0827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827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827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827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827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827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827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827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827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827in" text:min-label-width="0.25in"/>
        <style:text-properties style:font-name="StarSymbol"/>
      </text:list-level-style-bullet>
    </text:list-style>
    <text:list-style style:name="L8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mmary from May 30, 2007 to June 20, 2007 (today)</text:p>
      <text:p text:style-name="Standard"/>
      <text:p text:style-name="Standard">tools used:</text:p>
      <text:p text:style-name="Standard">Gromacs</text:p>
      <text:p text:style-name="Standard">VMD</text:p>
      <text:p text:style-name="Standard"/>
      <text:p text:style-name="Standard">keywords and definitions:</text:p>
      <text:p text:style-name="Standard">Protein = AA sequence and heme (collectively called P450cam)</text:p>
      <text:p text:style-name="Standard">Entire system = Protein + camphor + ions + water</text:p>
      <text:p text:style-name="Standard">substrate = camphor</text:p>
      <text:p text:style-name="Standard">ions = K+, CL-</text:p>
      <text:p text:style-name="Standard">in vacuo = no water</text:p>
      <text:p text:style-name="Standard">EM = energy minimization</text:p>
      <text:p text:style-name="Standard">top = topology file gromacs format (*.top)</text:p>
      <text:p text:style-name="Standard">parameters = bonds, angles, pairs, dihedrals, atoms, atomtypes</text:p>
      <text:p text:style-name="Standard">the paper = Pomes, Garcia et al. </text:p>
      <text:p text:style-name="Standard"/>
      <text:p text:style-name="Standard">Summary of what was done </text:p>
      <text:p text:style-name="Standard">from 5/30 - 6/7/2007:</text:p>
      <text:list text:style-name="L1">
        <text:list-header>
          <text:p text:style-name="P1">- <text:s/>Ran invacuo EM on heme and camphor structures individually after creating the respective itp files for each (did not pay attention to the EM options in mdp)</text:p>
          <text:list>
            <text:list-item>
              <text:p text:style-name="P1">Played around with in vacuo minimization on the entire protein and camphor</text:p>
            </text:list-item>
            <text:list-item>
              <text:p text:style-name="P1">Attempted to create the entire system and run position restraint dynamics, but I did not do EM nor use the EM'ed protein structure to create the entire system =&gt; blow up!</text:p>
            </text:list-item>
            <text:list-item>
              <text:p text:style-name="P1">Start from the beginning with a equilibration entire system from Regis (2cpp_*.pdb)</text:p>
            </text:list-item>
          </text:list>
        </text:list-header>
      </text:list>
      <text:list text:style-name="L2">
        <text:list-item>
          <text:list>
            <text:list-item>
              <text:list>
                <text:list-item>
                  <text:p text:style-name="P2">start only with the protein</text:p>
                </text:list-item>
                <text:list-item>
                  <text:p text:style-name="P2">fix the residue namings so that <text:span text:style-name="T1">pdb2gmx</text:span> can produce the correct top file; <text:s/>this also directly relates to assigning the correct charges for each residue by pdb2gmx.</text:p>
                </text:list-item>
                <text:list-item>
                  <text:p text:style-name="P2">Used the topology automatically generated by pdb2gmx for the protein MINUS the heme</text:p>
                </text:list-item>
                <text:list-item>
                  <text:p text:style-name="P2">manually added in the topology for the heme</text:p>
                </text:list-item>
                <text:list-item>
                  <text:p text:style-name="P2">At the point the correct charge of the protein is still under debate... and wrong...</text:p>
                </text:list-item>
              </text:list>
            </text:list-item>
          </text:list>
        </text:list-item>
      </text:list>
      <text:p text:style-name="Standard"/>
      <text:p text:style-name="Standard">from June 8, 2007 -</text:p>
      <text:p text:style-name="Standard">files found in ~/work/cyto_p450/scratch/tip3p_ions</text:p>
      <text:list text:style-name="L3">
        <text:list-item>
          <text:p text:style-name="P3">Decided to start from the crystallographic structure of the cytochrome p450cam and build up the structure and start my simulations from there.</text:p>
        </text:list-item>
        <text:list-item>
          <text:p text:style-name="P3">pdb2gmx'ed with both Gromos96 43a1 (because it has parameters for the heme group) and AMBER. <text:s/>This is done because, I wanted to determine the charge of the heme as parameterized in Gromos. <text:s/>The heme might have the same charge in CHARMM and I can use this knowledge to determine the correct charge of the protein (which was not turning out to be -11e as stated in the paper</text:p>
        </text:list-item>
      </text:list>
      <text:list text:style-name="L4">
        <text:list-item>
          <text:list>
            <text:list-item>
              <text:p text:style-name="P4">charge of the Heme was determined to be -2.0e</text:p>
            </text:list-item>
          </text:list>
        </text:list-item>
        <text:list-item>
          <text:p text:style-name="P4">DISCOVERY: the protein is bonded to the heme at the axial ligand coordinated to the FE of the heme ring, thus, this ligand which is a cysteine (CYF) has a different charge distribution as a normal deprotonated cysteine (CYM in ffamber94.rtp). <text:s/>The -0.4e comes from the charge on the Sulfur atom of this cysteine. Taken together with the rest of the heme yields -2.0e =&gt; <text:span text:style-name="T1">protein_no_heme -9.4e + heme -1.6e = -10e is the correct total charge <text:s/>for the protein!</text:span></text:p>
        </text:list-item>
        <text:list-item>
          <text:p text:style-name="P5">Also the pdb file has 31 K+ ions and 21 Cl- ions confirming that -10e charge for the protein is correct</text:p>
          <text:list>
            <text:list-item>
              <text:p text:style-name="P5">system_start.gro <text:s/>is the starting structure that I used to start with</text:p>
            </text:list-item>
          </text:list>
        </text:list-item>
      </text:list>
      <text:p text:style-name="P6"/>
      <text:list text:style-name="L4">
        <text:list-item>
          <text:p text:style-name="P5">setup the system as a rhombic dodecahedron with 2 nm between solute images</text:p>
        </text:list-item>
        <text:list-item>
          <text:p text:style-name="P5">decided that it is the best to start with Regis' already equilibrated structure, strip the waters, ions (except for the one that is substituted for crystal water # 515)</text:p>
          <text:list>
            <text:list-item>
              <text:p text:style-name="P5">(resize box) editconf, (solvate with water) genbox, (replace waters randomly with ions) genions</text:p>
              <text:p text:style-name="P5"/>
              <text:p text:style-name="P5">result:</text:p>
            </text:list-item>
            <text:list-item>
              <text:p text:style-name="P5">initial structure: system_start_box_tip3p_ions.gro</text:p>
            </text:list-item>
            <text:list-item>
              <text:p text:style-name="P4"><text:span text:style-name="T2">top file: entire_system.top</text:span></text:p>
            </text:list-item>
          </text:list>
        </text:list-item>
      </text:list>
      <text:list text:style-name="L5">
        <text:list-item>
          <text:p text:style-name="P7">Steps for MD :<text:line-break/>files for this part is on the CCB : /projects/pomes/grace/cyto_p450/equil/equil_npt_50*</text:p>
        </text:list-item>
      </text:list>
      <text:list text:style-name="L6">
        <text:list-item>
          <text:p text:style-name="P8">Ran 500 steps of steepest descent </text:p>
        </text:list-item>
        <text:list-item>
          <text:p text:style-name="P8">With position restraints on the heavy atoms of the protein + camphor, ran 500 ps of MD in the NPT ensemble ( 50 + 450 extended). Outputted every 0.1 ps to trajectory</text:p>
        </text:list-item>
      </text:list>
      <text:list text:style-name="L7">
        <text:list-item>
          <text:list>
            <text:list-item>
              <text:p text:style-name="P9">tpbconv extends runs, or crashed runs</text:p>
            </text:list-item>
            <text:list-item>
              <text:p text:style-name="P9">trjconv converts trr (which contains position, velocity, forces..etc) to xtc (containing only positions</text:p>
            </text:list-item>
          </text:list>
        </text:list-item>
      </text:list>
      <text:list text:style-name="L8">
        <text:list-item>
          <text:p text:style-name="P10">Remove pressure coupling and ran 50 ps at NVT (5 + 45) with position restraints</text:p>
        </text:list-item>
        <text:list-item>
          <text:p text:style-name="P10">Remove position restraints and run 500 ps at NVT - this ends the equilibration <text:s text:c="2"/>&lt;----</text:p>
        </text:list-item>
      </text:list>
      <text:list text:style-name="L9">
        <text:list-header>
          <text:p text:style-name="P11"/>
        </text:list-header>
        <text:list-item>
          <text:p text:style-name="P11">Checks on the heme structures:</text:p>
          <text:p text:style-name="P11">simulation of the heme <text:span text:style-name="T3">in vacuo</text:span></text:p>
        </text:list-item>
        <text:list-item>
          <text:p text:style-name="P12">Summary of current existing problems that I should look into:</text:p>
        </text:list-item>
      </text:list>
      <text:list text:style-name="L6" text:continue-numbering="true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20T14:10:20</meta:creation-date>
    <dc:date>2007-06-20T17:50:44</dc:date>
    <dc:language>en-US</dc:language>
    <meta:editing-cycles>35</meta:editing-cycles>
    <meta:editing-duration>PT3H39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9" meta:word-count="637" meta:character-count="3755"/>
  </office:meta>
</office:document-meta>
</file>